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Helvetica Neue" fo:font-size="28pt" style:text-underline-style="solid" style:text-underline-width="auto" style:text-underline-color="font-color" fo:font-weight="bold" style:font-name-asian="Helvetica Neue1" style:font-size-asian="28pt" style:font-weight-asian="bold" style:font-name-complex="Helvetica Neue1" style:font-size-complex="28pt"/>
    </style:style>
    <style:style style:name="P2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3" style:family="paragraph" style:parent-style-name="Standard">
      <style:paragraph-properties fo:margin-top="0cm" fo:margin-bottom="0cm" loext:contextual-spacing="false" fo:text-align="end" style:justify-single-word="false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6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font-name="Helvetica Neue" fo:font-size="28pt" style:text-underline-style="solid" style:text-underline-width="auto" style:text-underline-color="font-color" fo:font-weight="bold" style:font-name-asian="Helvetica Neue1" style:font-size-asian="28pt" style:font-weight-asian="bold" style:font-name-complex="Helvetica Neue1" style:font-size-complex="28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Helvetica Neue" fo:font-size="28pt" style:text-underline-style="solid" style:text-underline-width="auto" style:text-underline-color="font-color" fo:font-weight="bold" style:font-name-asian="Helvetica Neue1" style:font-size-asian="28pt" style:font-weight-asian="bold" style:font-name-complex="Helvetica Neue1" style:font-size-complex="28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21252e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225edc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12" style:family="paragraph" style:parent-style-name="Standard" style:list-style-name="WWNum3">
      <style:paragraph-properties fo:text-align="justify" style:justify-single-word="false"/>
      <style:text-properties style:text-underline-style="none" fo:font-weight="bold" officeooo:rsid="0017bd3c" officeooo:paragraph-rsid="001989d5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bold" officeooo:rsid="0017bd3c" officeooo:paragraph-rsid="001989d5" style:font-weight-asian="bold" style:font-weight-complex="bold"/>
    </style:style>
    <style:style style:name="P14" style:family="paragraph" style:parent-style-name="Standard" style:list-style-name="WWNum3">
      <style:paragraph-properties fo:text-align="justify" style:justify-single-word="false"/>
      <style:text-properties style:text-underline-style="none" fo:font-weight="bold" officeooo:rsid="001989d5" officeooo:paragraph-rsid="001989d5" style:font-weight-asian="bold" style:font-weight-complex="bold"/>
    </style:style>
    <style:style style:name="P15" style:family="paragraph" style:parent-style-name="Standard" style:list-style-name="WWNum3">
      <style:paragraph-properties fo:text-align="justify" style:justify-single-word="false"/>
      <style:text-properties style:text-underline-style="none" fo:font-weight="bold" officeooo:rsid="001b2082" officeooo:paragraph-rsid="001b2082" style:font-weight-asian="bold" style:font-weight-complex="bold"/>
    </style:style>
    <style:style style:name="P16" style:family="paragraph" style:parent-style-name="Standard" style:list-style-name="WWNum3">
      <style:paragraph-properties fo:text-align="justify" style:justify-single-word="false"/>
      <style:text-properties style:text-underline-style="none" fo:font-weight="bold" officeooo:rsid="001e2706" officeooo:paragraph-rsid="001e2706" style:font-weight-asian="bold" style:font-weight-complex="bold"/>
    </style:style>
    <style:style style:name="P17" style:family="paragraph" style:parent-style-name="Standard" style:list-style-name="WWNum3">
      <style:paragraph-properties fo:text-align="justify" style:justify-single-word="false"/>
      <style:text-properties style:text-underline-style="none" fo:font-weight="bold" officeooo:rsid="001fbd4c" officeooo:paragraph-rsid="001fbd4c" style:font-weight-asian="bold" style:font-weight-complex="bold"/>
    </style:style>
    <style:style style:name="P18" style:family="paragraph" style:parent-style-name="Standard" style:list-style-name="WWNum3">
      <style:paragraph-properties fo:text-align="justify" style:justify-single-word="false"/>
      <style:text-properties fo:font-style="normal" style:text-underline-style="none" fo:font-weight="bold" officeooo:rsid="001fbd4c" officeooo:paragraph-rsid="001fbd4c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1fbd4c" officeooo:paragraph-rsid="001fbd4c" style:font-style-asian="normal" style:font-weight-asian="bold" style:font-style-complex="normal" style:font-weight-complex="bold"/>
    </style:style>
    <style:style style:name="P20" style:family="paragraph" style:parent-style-name="Standard" style:list-style-name="WWNum3">
      <style:paragraph-properties fo:text-align="justify" style:justify-single-word="false"/>
      <style:text-properties officeooo:paragraph-rsid="0021252e"/>
    </style:style>
    <style:style style:name="P21" style:family="paragraph" style:parent-style-name="Standard">
      <style:paragraph-properties fo:margin-left="1.27cm" fo:margin-right="0cm" fo:text-align="justify" style:justify-single-word="false" fo:text-indent="-0.635cm" style:auto-text-indent="false"/>
    </style:style>
    <style:style style:name="P22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  <style:text-properties officeooo:paragraph-rsid="0016086e"/>
    </style:style>
    <style:style style:name="P23" style:family="paragraph" style:parent-style-name="Heading_20_1">
      <style:paragraph-properties fo:margin-top="0.847cm" fo:margin-bottom="0cm" loext:contextual-spacing="false" fo:line-height="100%" fo:text-align="justify" style:justify-single-word="false" fo:keep-together="auto" fo:keep-with-next="auto"/>
      <style:text-properties fo:font-size="16pt" fo:font-weight="bold" style:font-size-asian="16pt" style:font-weight-asian="bold" style:font-size-complex="16pt"/>
    </style:style>
    <style:style style:name="P24" style:family="paragraph" style:parent-style-name="Heading_20_1">
      <style:paragraph-properties fo:margin-top="0.847cm" fo:margin-bottom="0cm" loext:contextual-spacing="false" fo:line-height="100%" fo:text-align="justify" style:justify-single-word="false" fo:keep-together="auto" fo:keep-with-next="auto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6086e" style:font-style-asian="italic" style:font-style-complex="italic"/>
    </style:style>
    <style:style style:name="T6" style:family="text">
      <style:text-properties fo:font-style="italic" officeooo:rsid="0017bd3c" style:font-style-asian="italic" style:font-style-complex="italic"/>
    </style:style>
    <style:style style:name="T7" style:family="text">
      <style:text-properties fo:font-style="italic" officeooo:rsid="0021252e" style:font-style-asian="italic" style:font-style-complex="italic"/>
    </style:style>
    <style:style style:name="T8" style:family="text">
      <style:text-properties fo:font-style="italic" officeooo:rsid="00225ed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989d5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e2706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21252e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bold" officeooo:rsid="0021252e" style:font-style-asian="italic" style:font-weight-asian="bold" style:font-style-complex="italic" style:font-weight-complex="bold"/>
    </style:style>
    <style:style style:name="T14" style:family="text">
      <style:text-properties fo:font-weight="bold" style:font-weight-asian="bold"/>
    </style:style>
    <style:style style:name="T15" style:family="text">
      <style:text-properties officeooo:rsid="0016086e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6086e" style:font-style-asian="normal" style:font-style-complex="normal"/>
    </style:style>
    <style:style style:name="T18" style:family="text">
      <style:text-properties fo:font-style="normal" officeooo:rsid="0017bd3c" style:font-style-asian="normal" style:font-style-complex="normal"/>
    </style:style>
    <style:style style:name="T19" style:family="text">
      <style:text-properties fo:font-style="normal" officeooo:rsid="0021252e" style:font-style-asian="normal" style:font-style-complex="normal"/>
    </style:style>
    <style:style style:name="T20" style:family="text">
      <style:text-properties fo:font-style="normal" officeooo:rsid="00225edc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989d5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b2082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b763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e2706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bold" officeooo:rsid="0017bd3c" style:font-style-asian="normal" style:font-weight-asian="bold" style:font-style-complex="normal" style:font-weight-complex="bold"/>
    </style:style>
    <style:style style:name="T27" style:family="text">
      <style:text-properties fo:font-style="normal" style:text-underline-style="none" fo:font-weight="normal" officeooo:rsid="0021252e" style:font-style-asian="normal" style:font-weight-asian="normal" style:font-style-complex="normal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officeooo:rsid="0021252e"/>
    </style:style>
    <style:style style:name="T30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1"/>
      <text:p text:style-name="P1">Sistemes Operatius II - Pràctica 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Joaquim Comes Ubach</text:p>
      <text:p text:style-name="P3">Samuel Roldán <text:s/>Robles </text:p>
      <text:p text:style-name="P3"/>
      <text:p text:style-name="P3"/>
      <text:p text:style-name="P3">17 - 10 - 2019</text:p>
      <text:p text:style-name="P23"><text:soft-page-break/><text:span text:style-name="T29">F</text:span>uncionament del programa</text:p>
      <text:p text:style-name="P4"/>
      <text:p text:style-name="P4"><text:tab/>Aquesta practica se centra en desenvolupar una aplicació C que permeti extreure i indexar informació dels vols dels Estats Units, per tal d’aconseguir aquest objectiu és necessari seguir els següents pasos:</text:p>
      <text:p text:style-name="P4"/>
      <text:list xml:id="list5327135479122133799" text:style-name="WWNum2">
        <text:list-item>
          <text:p text:style-name="P22"><text:span text:style-name="T14">Lectura de la informació dels aeroports d’origen → </text:span>Per <text:s/>tal de poder llegir els codis IATA (formats per tres caracters) s’utiltzar la funcio <text:span text:style-name="T4">abre_aeroports </text:span>la qual ens permet <text:span text:style-name="T15">emplenar el arbre balancejat amb tots els aeroports enmagatzemats en el fitxer </text:span><text:span text:style-name="T5">aeroports.csv</text:span><text:span text:style-name="T17">, </text:span><text:span text:style-name="T18">les funcions que s'utilitzen perteneixen al fitxers </text:span><text:span text:style-name="T6">red-black-tree.h</text:span><text:span text:style-name="T18"> i</text:span><text:span text:style-name="T6"> .c </text:span><text:span text:style-name="T18">que han estat editats per tal de poder guardar cadenes de caracters en comptes d'enters.</text:span></text:p>
        </text:list-item>
      </text:list>
      <text:p text:style-name="P21"/>
      <text:list xml:id="list4232518055192311503" text:style-name="WWNum3">
        <text:list-item>
          <text:p text:style-name="P12">Lectura del fitxer de vols → <text:span text:style-name="T28">Per ta de poder llegir les columnes pertinens s'utilitza la funció </text:span><text:span text:style-name="T9">vols_llistat </text:span><text:span text:style-name="T21">la qual ens permet </text:span><text:span text:style-name="T22">llegir</text:span><text:span text:style-name="T21"> les columnes </text:span><text:span text:style-name="T22">15, 17 i 18 les quals contenen les dades relacionades amb el retard del vol, l'aeroport origen i desti respectivament, els vols es guardaran en la llista enllaçada del node pertinent juntament amb el retard, el desti y el nombre de vols computats </text:span><text:span text:style-name="T10">(les funcions relacionades amb l'arbre son extretes de red-black.tree)</text:span><text:span text:style-name="T22">.</text:span></text:p>
        </text:list-item>
      </text:list>
      <text:p text:style-name="P13"/>
      <text:list xml:id="list2446750116638" text:continue-numbering="true" text:style-name="WWNum3">
        <text:list-item>
          <text:p text:style-name="P14"><text:span text:style-name="T16">Computació d’estadístiques </text:span><text:span text:style-name="T18">→ </text:span><text:span text:style-name="T23">Un cop emplenat l'arbre s'han de computar les seguents dades:</text:span></text:p>
          <text:list>
            <text:list-item>
              <text:p text:style-name="P15"><text:span text:style-name="T21">Es demanar computar, per a l’aeroport d’origen especificat com a </text:span><text:span text:style-name="T24">tercer</text:span><text:span text:style-name="T21"> argument a l’hora d’executar l’aplicació, el retard mig per cadascun dels seus destins, </text:span><text:span text:style-name="T25">per tal de fer aixo utilitzem les funcions </text:span><text:span text:style-name="T11">find_node </text:span><text:span text:style-name="T25">i </text:span><text:span text:style-name="T11">find_list</text:span><text:span text:style-name="T25">, del codi </text:span><text:span text:style-name="T11">red-black-tree </text:span><text:span text:style-name="T25">i </text:span><text:span text:style-name="T11">linked-list</text:span><text:span text:style-name="T25"> respectivament</text:span><text:span text:style-name="T21">. </text:span><text:span text:style-name="T25">A continuació es llista la logica seguida per computar la peticio:</text:span></text:p>
              <text:list>
                <text:list-item>
                  <text:p text:style-name="P16"><text:span text:style-name="T21">Agafem el node pasat per parametre </text:span><text:span text:style-name="T9">origen</text:span><text:span text:style-name="T21">.</text:span></text:p>
                </text:list-item>
                <text:list-item>
                  <text:p text:style-name="P17"><text:span text:style-name="T21">Agafem el primer vol assossiat al node.</text:span></text:p>
                </text:list-item>
                <text:list-item>
                  <text:p text:style-name="P17"><text:span text:style-name="T21">Agafem la informació relacionada al vol i calculem el promig del retard per a cada vol.</text:span></text:p>
                </text:list-item>
                <text:list-item>
                  <text:p text:style-name="P17"><text:span text:style-name="T21">Seleccionem el seguent vol.</text:span></text:p>
                </text:list-item>
                <text:list-item>
                  <text:p text:style-name="P17"><text:span text:style-name="T21">Es repeteix els pasos 3 i 4 fins que no quedin vols pendents per mirar.</text:span></text:p>
                </text:list-item>
              </text:list>
              <text:p text:style-name="P16"><text:span text:style-name="T21"/></text:p>
            </text:list-item>
            <text:list-item>
              <text:p text:style-name="P17"><text:span text:style-name="T21">Es demanar computar quin és l’aeroport que té més destinacions. Per tal de poder aixo recorrem el arbre amb la funció </text:span><text:span text:style-name="T9">max_flights</text:span><text:span text:style-name="T21"> (</text:span><text:span text:style-name="T9">funcio recursiva que ens permet explora tots els nodes</text:span><text:span text:style-name="T21">).</text:span><text:span text:style-name="T23"> </text:span><text:span text:style-name="T25">A continuació es llista la logica seguida per computar la peticio:</text:span></text:p>
              <text:list>
                <text:list-item>
                  <text:p text:style-name="P17"><text:span text:style-name="T25">C</text:span><text:span text:style-name="T21">ridem la funcio </text:span><text:span text:style-name="T9">max_flights </text:span><text:span text:style-name="T21">amb el primer node del arbre com ha parametre.</text:span></text:p>
                </text:list-item>
                <text:list-item>
                  <text:p text:style-name="P17"><text:span text:style-name="T21">Agafem el numero de vols que te el node.</text:span></text:p>
                </text:list-item>
                <text:list-item>
                  <text:p text:style-name="P17"><text:span text:style-name="T21">Explorem els fills del node (c</text:span><text:span text:style-name="T9">ridem la funcio max_flights amb els fills com a parametre</text:span><text:span text:style-name="T21">).</text:span></text:p>
                </text:list-item>
                <text:list-item>
                  <text:p text:style-name="P17"><text:span text:style-name="T21">Comprovem si el numero de vols del node actual, en cas de major al trobat fins ara actualitzem la variable global </text:span><text:span text:style-name="T9">max_destins </text:span><text:span text:style-name="T21">i el nombre del aeropurto en la variable global </text:span><text:span text:style-name="T9">aerop</text:span><text:span text:style-name="T12">o</text:span><text:span text:style-name="T9">rt. </text:span></text:p>
                </text:list-item>
                <text:list-item>
                  <text:p text:style-name="P18"><text:span text:style-name="T28">Imprimim le variables global </text:span><text:span text:style-name="T9">max_destins </text:span><text:span text:style-name="T28">i </text:span><text:span text:style-name="T9">aerop</text:span><text:span text:style-name="T12">o</text:span><text:span text:style-name="T9">rt.</text:span></text:p>
                </text:list-item>
              </text:list>
            </text:list-item>
          </text:list>
        </text:list-item>
      </text:list>
      <text:p text:style-name="P19"/>
      <text:list xml:id="list2447533619628" text:continue-numbering="true" text:style-name="WWNum3">
        <text:list-item>
          <text:p text:style-name="P20"><text:span text:style-name="T13">Alliberament de la memòria </text:span><text:span text:style-name="T26">→ </text:span><text:span text:style-name="T27">Al finalitzar la execució o un metode s'alliberar tot el espai possible.</text:span></text:p>
        </text:list-item>
      </text:list>
      <text:p text:style-name="P24"><text:bookmark text:name="_e94lxl36rh72"/><text:soft-page-break/><text:span text:style-name="T1">Qüestions</text:span></text:p>
      <text:p text:style-name="P5"/>
      <text:p text:style-name="P10"><text:tab/><text:span text:style-name="T29">Per tal de realitzar aquesta practica fem us del codi </text:span><text:span text:style-name="T7">red-black-tree</text:span><text:span text:style-name="T19">, aquest codi ens permet ordenar els aeroports mitjançant un arbre balançejat, ha estat necessari modificar el codi per tal de que pugui treballar amb cadenes de caracters </text:span><text:span text:style-name="T7">(s'ha modificat el condicional de la funcio que compare_key1_less_than_key2 [key1 &lt; key2 =&gt; strcmp(key1, key2) &lt; 0])</text:span><text:span text:style-name="T19">, </text:span><text:span text:style-name="T20">tambe s'ha modificat la informació que conte el node, un struct data amb una key, que és el nom de l’aeroport, una linked-list per guardar els vols que surten de cada aeroport.</text:span></text:p>
      <text:p text:style-name="P10"><text:span text:style-name="T20"/></text:p>
      <text:p text:style-name="P10"><text:span text:style-name="T20"><text:tab/>P</text:span><text:span text:style-name="T19">er poder</text:span><text:span text:style-name="T20"> crear</text:span><text:span text:style-name="T19"> la llista enllaçada s'ha usat </text:span><text:span text:style-name="T20">el codi </text:span><text:span text:style-name="T8">linked-list</text:span><text:span text:style-name="T20"> <text:s/>on tambe s'ha modificat el metode </text:span><text:span text:style-name="T8">compare_key1_equal_key2 </text:span><text:span text:style-name="T20">de la mateixa forma que en el codi </text:span><text:span text:style-name="T8">red-black-tree.</text:span></text:p>
      <text:p text:style-name="P9"/>
      <text:p text:style-name="P5"/>
      <text:p text:style-name="P5"><text:tab/>Veiem ara un parell d’experiments amb diferents aeroports:</text:p>
      <text:p text:style-name="P5"/>
      <text:p text:style-name="P23"><text:bookmark text:name="_j7pcmbjvhiz4"/>Valgrind</text:p>
      <text:p text:style-name="P5">Utilitzem Valgrind per comprovar que la memòria s’allibera correctament. Veiem que no dóna errors: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8-10-17T00:24:45.728144544</dc:date>
    <dc:creator>ComQuimes </dc:creator>
    <meta:editing-duration>PT7M32S</meta:editing-duration>
    <meta:editing-cycles>1</meta:editing-cycles>
    <meta:document-statistic meta:table-count="0" meta:image-count="0" meta:object-count="0" meta:page-count="3" meta:paragraph-count="29" meta:word-count="598" meta:character-count="3617" meta:non-whitespace-character-count="3055"/>
  </office:meta>
</office:document-meta>
</file>